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tyle="italic" style:font-style-asian="italic"/>
    </style:style>
    <style:style style:name="P3" style:family="paragraph" style:parent-style-name="Standard">
      <style:paragraph-properties fo:margin-top="0in" fo:margin-bottom="0in" loext:contextual-spacing="false"/>
      <style:text-properties fo:color="#6d9eeb" style:font-name="Courier New" style:font-name-asian="Courier New1" style:font-name-complex="Courier New1"/>
    </style:style>
    <style:style style:name="P4" style:family="paragraph" style:parent-style-name="Standard">
      <style:paragraph-properties fo:margin-top="0in" fo:margin-bottom="0in" loext:contextual-spacing="false"/>
      <style:text-properties style:font-name="Courier New" fo:font-weight="bold" style:font-name-asian="Courier New1" style:font-weight-asian="bold" style:font-name-complex="Courier New1"/>
    </style:style>
    <style:style style:name="P5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6" style:family="paragraph" style:parent-style-name="Standard">
      <style:paragraph-properties fo:margin-top="0in" fo:margin-bottom="0in" loext:contextual-spacing="false" fo:break-before="page"/>
      <style:text-properties style:font-name="Courier New" fo:font-weight="bold" style:font-name-asian="Courier New1" style:font-weight-asian="bold" style:font-name-complex="Courier New1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11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12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font-style="italic" style:font-style-asian="italic"/>
    </style:style>
    <style:style style:name="P13" style:family="paragraph" style:parent-style-name="Heading_20_2">
      <style:paragraph-properties fo:margin-top="0.25in" fo:margin-bottom="0.0835in" loext:contextual-spacing="false"/>
    </style:style>
    <style:style style:name="P14" style:family="paragraph" style:parent-style-name="Heading_20_2">
      <style:paragraph-properties fo:margin-top="0.25in" fo:margin-bottom="0.0835in" loext:contextual-spacing="false" fo:text-align="center" style:justify-single-word="false"/>
    </style:style>
    <style:style style:name="P15" style:family="paragraph" style:parent-style-name="Heading_20_1" style:master-page-name="Standard">
      <style:paragraph-properties fo:margin-top="0.278in" fo:margin-bottom="0.0835in" loext:contextual-spacing="false" fo:text-align="center" style:justify-single-word="false" style:page-number="1"/>
    </style:style>
    <style:style style:name="P16" style:family="paragraph" style:parent-style-name="Heading_20_3">
      <style:paragraph-properties fo:margin-top="0.222in" fo:margin-bottom="0.0555in" loext:contextual-spacing="false"/>
    </style:style>
    <style:style style:name="P17" style:family="paragraph" style:parent-style-name="Heading_20_3">
      <style:paragraph-properties fo:margin-top="0.222in" fo:margin-bottom="0.0555in" loext:contextual-spacing="false" fo:break-before="page"/>
    </style:style>
    <style:style style:name="T1" style:family="text">
      <style:text-properties fo:color="#6d9eeb" style:font-name="Courier New" style:font-name-asian="Courier New1" style:font-name-complex="Courier New1"/>
    </style:style>
    <style:style style:name="T2" style:family="text">
      <style:text-properties style:font-name="Courier New" style:font-name-asian="Courier New1" style:font-name-complex="Courier New1"/>
    </style:style>
    <style:style style:name="T3" style:family="text">
      <style:text-properties style:font-name="Courier New" fo:font-weight="bold" style:font-name-asian="Courier New1" style:font-weight-asian="bold" style:font-name-complex="Courier New1"/>
    </style:style>
    <style:style style:name="T4" style:family="text">
      <style:text-properties style:font-name="Courier New" fo:font-style="italic" style:text-underline-style="solid" style:text-underline-width="auto" style:text-underline-color="font-color" style:font-name-asian="Courier New1" style:font-style-asian="italic" style:font-name-complex="Courier New1"/>
    </style:style>
    <style:style style:name="T5" style:family="text">
      <style:text-properties style:font-name="Courier New" fo:font-style="italic" style:font-name-asian="Courier New1" style:font-style-asian="italic" style:font-name-complex="Courier New1"/>
    </style:style>
    <style:style style:name="T6" style:family="text">
      <style:text-properties style:font-name="Courier New" style:text-underline-style="none" fo:font-weight="bold" style:font-name-asian="Courier New1" style:font-weight-asian="bold" style:font-name-complex="Courier New1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fo:font-style="italic" style:text-underline-style="none" style:font-style-asian="italic"/>
    </style:style>
    <style:style style:name="T10" style:family="text">
      <style:text-properties fo:color="#434343" fo:font-size="14pt" style:font-size-asian="14pt" style:font-size-complex="14pt"/>
    </style:style>
    <style:style style:name="T11" style:family="text">
      <style:text-properties fo:color="#434343" style:font-name="Courier New" fo:font-weight="bold" style:font-name-asian="Courier New1" style:font-weight-asian="bold" style:font-name-complex="Courier New1"/>
    </style:style>
    <style:style style:name="T12" style:family="text">
      <style:text-properties fo:color="#434343" style:font-name="Courier New" style:font-name-asian="Courier New1" style:font-name-complex="Courier New1"/>
    </style:style>
    <style:style style:name="T13" style:family="text">
      <style:text-properties fo:color="#434343" style:font-name="Courier New" fo:font-style="italic" style:font-name-asian="Courier New1" style:font-style-asian="italic" style:font-name-complex="Courier New1"/>
    </style:style>
    <style:style style:name="T14" style:family="text">
      <style:text-properties fo:color="#434343" style:font-name="Courier New" style:text-underline-style="none" fo:font-weight="bold" style:font-name-asian="Courier New1" style:font-weight-asian="bold" style:font-name-complex="Courier New1"/>
    </style:style>
    <style:style style:name="T15" style:family="text">
      <style:text-properties fo:font-weight="bold" style:font-weight-asian="bol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c4xnjjvoqna7"/>IFJ Projekt 2017</text:p>
      <text:p text:style-name="P14"><text:bookmark text:name="_2so3hn94mw1t"/><text:s/>IFJ17 (Podmnožina Basic) - 37 varianta I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Kristyna Jandová <text:tab/>- xjando04 (vedoucí)</text:p>
      <text:p text:style-name="P1">Vilém Faigel <text:tab/><text:tab/>- xfaige00</text:p>
      <text:p text:style-name="P1">Nikola Timkova <text:tab/>- xtimko01</text:p>
      <text:p text:style-name="P1"><text:soft-page-break/>Bc. Václav Doležal <text:s text:c="4"/>- xdolez76</text:p>
      <text:p text:style-name="P13"><text:bookmark text:name="_7sj59u8pvc6f"/>Ůvod do Syntaxe a Sémantiky</text:p>
      <text:p text:style-name="P16"><text:bookmark text:name="_29sovnij9m49"/>Variables Declaration</text:p>
      <text:p text:style-name="P1"><text:span text:style-name="T1"><text:s text:c="3"/>┌ Variable::create(&amp;scaner)</text:span></text:p>
      <text:p text:style-name="P1"><text:span text:style-name="T1"><text:s text:c="3"/>│ <text:s text:c="7"/>┌ Variable::createDateType(&amp;scaner, 0)</text:span></text:p>
      <text:p text:style-name="P1"><text:span text:style-name="T1"><text:s/>┌─┴─┐ <text:s text:c="3"/>┌─┴─┐</text:span></text:p>
      <text:p text:style-name="P1"><text:span text:style-name="T3">Dim </text:span><text:span text:style-name="T2">&lt;</text:span><text:span text:style-name="T4">ID</text:span><text:span text:style-name="T2">&gt; </text:span><text:span text:style-name="T3">As</text:span><text:span text:style-name="T2"> &lt;</text:span><text:span text:style-name="T5">DT</text:span><text:span text:style-name="T2">&gt;</text:span></text:p>
      <text:p text:style-name="P16"><text:bookmark text:name="_lxvcgsxke3mu"/>Variables Definition</text:p>
      <text:p text:style-name="P2"/>
      <text:p text:style-name="P1"><text:span text:style-name="T1"><text:s text:c="12"/>┌ Variable::createDateType(&amp;scaner, 0)</text:span></text:p>
      <text:p text:style-name="P1"><text:span text:style-name="T1"><text:s text:c="10"/>┌─┴─┐ <text:s text:c="3"/><text:tab/> </text:span></text:p>
      <text:p text:style-name="P1"><text:span text:style-name="T1"><text:s text:c="10"/>│ <text:s text:c="2"/>│ <text:s text:c="7"/>┌─ Variable::setValue(&amp;scaner)</text:span></text:p>
      <text:p text:style-name="P1"><text:span text:style-name="T3">Dim </text:span><text:span text:style-name="T2">&lt;</text:span><text:span text:style-name="T4">ID</text:span><text:span text:style-name="T2">&gt; </text:span><text:span text:style-name="T3">As</text:span><text:span text:style-name="T2"> &lt;</text:span><text:span text:style-name="T5">DT</text:span><text:span text:style-name="T2">&gt; [ </text:span><text:span text:style-name="T3">= </text:span><text:span text:style-name="T2">&lt;</text:span><text:span text:style-name="T5">VALUE</text:span><text:span text:style-name="T2">&gt; ]</text:span></text:p>
      <text:p text:style-name="P16"><text:bookmark text:name="_bzepde2ylri"/>Function Declaration</text:p>
      <text:p text:style-name="P1"><text:span text:style-name="T1"><text:s text:c="27"/>┌ Parameters::createDateType(&amp;scaner, 1)</text:span></text:p>
      <text:p text:style-name="P1"><text:span text:style-name="T1"><text:s text:c="3"/>┌ Function::create <text:s text:c="3"/>┌─┴────────┬───────┐</text:span></text:p>
      <text:p text:style-name="P1"><text:span text:style-name="T1"><text:s text:c="3"/>│ <text:s text:c="20"/>│ <text:s text:c="7"/>┌─┴─┐ <text:s text:c="4"/>│</text:span></text:p>
      <text:p text:style-name="P1"><text:span text:style-name="T3">Declare Function </text:span><text:span text:style-name="T2">&lt;ID&gt; </text:span><text:span text:style-name="T3">(</text:span><text:span text:style-name="T2">[</text:span><text:span text:style-name="T3">As </text:span><text:span text:style-name="T2">&lt;DT&gt;, [</text:span><text:span text:style-name="T3">As </text:span><text:span text:style-name="T2">&lt;DT&gt;, ...]]</text:span><text:span text:style-name="T3">) As </text:span><text:span text:style-name="T2">&lt;DT&gt;</text:span></text:p>
      <text:p text:style-name="P1"><text:span text:style-name="T1"><text:s text:c="17"/>Function::setReturnDateType(&amp;scaner) ─┘</text:span></text:p>
      <text:p text:style-name="P3"/>
      <text:p text:style-name="P16"><text:bookmark text:name="_8agbcd2cukp1"/>Function Definition</text:p>
      <text:p text:style-name="P1"><text:soft-page-break/><text:span text:style-name="T1"><text:s text:c="27"/>┌ ::createDateType(&amp;scaner, 1)</text:span></text:p>
      <text:p text:style-name="P1"><text:span text:style-name="T1"><text:s text:c="3"/>┌ Function::set <text:s text:c="6"/>┌─┴────────┬───────┐</text:span></text:p>
      <text:p text:style-name="P1"><text:span text:style-name="T1"><text:s text:c="3"/>│ <text:s text:c="20"/>│ <text:s text:c="7"/>┌─┴─┐ <text:s text:c="4"/>│</text:span></text:p>
      <text:p text:style-name="P1"><text:span text:style-name="T3">Function </text:span><text:span text:style-name="T2">&lt;ID&gt; </text:span><text:span text:style-name="T3">(</text:span><text:span text:style-name="T2">[</text:span><text:span text:style-name="T3">As </text:span><text:span text:style-name="T2">&lt;DT&gt;, [</text:span><text:span text:style-name="T3">As </text:span><text:span text:style-name="T2">&lt;DT&gt;, ...]]</text:span><text:span text:style-name="T3">) As </text:span><text:span text:style-name="T2">&lt;DT&gt; </text:span><text:span text:style-name="T3">EOL</text:span></text:p>
      <text:p text:style-name="P4"/>
      <text:p text:style-name="P1"><text:span text:style-name="T3">&lt;sequence of commands&gt;</text:span></text:p>
      <text:p text:style-name="P4"/>
      <text:p text:style-name="P1"><text:span text:style-name="T3">End Function</text:span></text:p>
      <text:p text:style-name="P16"><text:bookmark text:name="_7agruph8rrza"/></text:p>
      <text:p text:style-name="P16"><text:bookmark text:name="_7q9vji4tsy4"/></text:p>
      <text:p text:style-name="P17"><text:bookmark text:name="_qmtr9v6cxec6"/>Main Function</text:p>
      <text:p text:style-name="P1"><text:span text:style-name="T1"><text:s text:c="2"/>┌ Function::createRun</text:span></text:p>
      <text:p text:style-name="P1"><text:span text:style-name="T3">Scope</text:span></text:p>
      <text:p text:style-name="P7"><text:span text:style-name="T2">&lt;sequence of commands&gt;</text:span></text:p>
      <text:p text:style-name="P1"><text:span text:style-name="T3">End Scope</text:span></text:p>
      <text:p text:style-name="P4"/>
      <text:p text:style-name="P1"><text:span text:style-name="T7">Must not contain a </text:span><text:span text:style-name="T8">Return</text:span><text:span text:style-name="T7">!</text:span></text:p>
      <text:p text:style-name="P16"><text:bookmark text:name="_10bfyo1655wk"/>Assignment</text:p>
      <text:p text:style-name="P1"><text:span text:style-name="T2">&lt;ID&gt;</text:span><text:span text:style-name="T3"> =</text:span><text:span text:style-name="T2"> &lt;Value&gt;</text:span></text:p>
      <text:p text:style-name="P16"><text:bookmark text:name="_dscepfysh6r0"/>Input</text:p>
      <text:p text:style-name="P1"><text:span text:style-name="T3">Input </text:span><text:span text:style-name="T2">&lt;id&gt;</text:span></text:p>
      <text:p text:style-name="P16"><text:bookmark text:name="_v2xlqenegzj0"/>Print</text:p>
      <text:p text:style-name="P1"><text:span text:style-name="T3">Print </text:span><text:span text:style-name="T2">&lt;id&gt;;[&lt;id&gt;;[...;]]</text:span></text:p>
      <text:p text:style-name="P16"><text:bookmark text:name="_cd0y37km70ta"/>Conditional statement</text:p>
      <text:p text:style-name="P1"><text:span text:style-name="T3">If</text:span><text:span text:style-name="T2"> &lt;expression&gt; </text:span><text:span text:style-name="T3">Then EOL</text:span></text:p>
      <text:p text:style-name="P1"><text:span text:style-name="T2"><text:tab/>&lt;sequence of commands&gt;</text:span></text:p>
      <text:p text:style-name="P1"><text:span text:style-name="T3">Else EOL</text:span></text:p>
      <text:p text:style-name="P1"><text:span text:style-name="T2"><text:tab/>&lt;sequence of commands</text:span><text:span text:style-name="T3">&gt;</text:span></text:p>
      <text:p text:style-name="P1"><text:span text:style-name="T3">End If</text:span></text:p>
      <text:p text:style-name="P16"><text:bookmark text:name="_eva752quznt3"/>While</text:p>
      <text:p text:style-name="P1"><text:span text:style-name="T3">Do While</text:span><text:span text:style-name="T2"> &lt;expression&gt; </text:span><text:span text:style-name="T3">EOL</text:span></text:p>
      <text:p text:style-name="P7"><text:soft-page-break/><text:span text:style-name="T2">&lt;sequence of commands&gt;</text:span></text:p>
      <text:p text:style-name="P1"><text:span text:style-name="T3">Loop</text:span></text:p>
      <text:p text:style-name="P16"><text:bookmark text:name="_si6w80d3x7t1"/>Call Function</text:p>
      <text:p text:style-name="P1"><text:span text:style-name="T2">&lt;ID&gt;</text:span><text:span text:style-name="T3"> = </text:span><text:span text:style-name="T2">&lt;functionName&gt;</text:span><text:span text:style-name="T3">(</text:span><text:span text:style-name="T2"> [&lt;id|value [,&lt;id|value ]] </text:span><text:span text:style-name="T3">)</text:span></text:p>
      <text:p text:style-name="P1"><text:span text:style-name="T3"><text:line-break/></text:span><text:span text:style-name="T10">String</text:span></text:p>
      <text:p text:style-name="P1"><text:span text:style-name="T11">!" </text:span><text:span text:style-name="T12">&lt;string&gt;</text:span><text:span text:style-name="T11"> "</text:span></text:p>
      <text:list xml:id="list2047686838296439526" text:style-name="WWNum3">
        <text:list-item>
          <text:p text:style-name="P8"><text:span text:style-name="T11">\" → ", \n → newLine, \t →Tabulator, \\ → \</text:span></text:p>
        </text:list-item>
        <text:list-item>
          <text:p text:style-name="P8"><text:span text:style-name="T11">\ddd → </text:span><text:span text:style-name="T13">^\[0-9]{3}$ → ASCII</text:span></text:p>
        </text:list-item>
      </text:list>
      <text:p text:style-name="P16"><text:bookmark text:name="_qzas17iium7f"/></text:p>
      <text:p text:style-name="P16"><text:bookmark text:name="_5033iq8kjkuy"/></text:p>
      <text:p text:style-name="P17"><text:bookmark text:name="_7j8h9e58x8lg"/>Comment</text:p>
      <text:p text:style-name="P1"><text:span text:style-name="T3">Row comment</text:span></text:p>
      <text:list xml:id="list4799108091849947623" text:style-name="WWNum1">
        <text:list-item>
          <text:p text:style-name="P9"><text:span text:style-name="T3">'</text:span><text:span text:style-name="T2">&lt;comment&gt; </text:span><text:span text:style-name="T5"><text:s text:c="4"/><text:tab/><text:tab/>ASCII hodnota 39 → </text:span><text:span text:style-name="T3">'</text:span></text:p>
        </text:list-item>
        <text:list-item>
          <text:p text:style-name="P9"><text:span text:style-name="T3">/' </text:span><text:span text:style-name="T2">&lt;comment&gt; </text:span><text:span text:style-name="T3">'/</text:span></text:p>
        </text:list-item>
      </text:list>
      <text:p text:style-name="P4"/>
      <text:p text:style-name="P4"/>
      <text:p text:style-name="P13"><text:bookmark text:name="_9lyc0mzarq4a"/>Scaner</text:p>
      <text:p text:style-name="P13"><text:bookmark text:name="_bhm6p1ophllt"/></text:p>
      <text:p text:style-name="P6"/>
      <text:p text:style-name="P4"/>
      <text:p text:style-name="P1"><text:span text:style-name="T3">Na tomto se pracuje nebrát v potaz :D</text:span></text:p>
      <text:p text:style-name="P16"><text:bookmark text:name="_jp2dycji5c3n"/>Expression</text:p>
      <text:list xml:id="list6830231988654946734" text:style-name="WWNum2">
        <text:list-item>
          <text:p text:style-name="P10">DataType (<text:span text:style-name="T15"> Double, Integer )</text:span></text:p>
        </text:list-item>
        <text:list-item>
          <text:p text:style-name="P10">Conversion</text:p>
          <text:list>
            <text:list-item>
              <text:p text:style-name="P11"><text:span text:style-name="T15">Integer → <text:s/>Double</text:span></text:p>
            </text:list-item>
            <text:list-item>
              <text:p text:style-name="P11"><text:span text:style-name="T15">Double → <text:s/>Integer </text:span><text:span text:style-name="T7">( round to preference even number )</text:span></text:p>
            </text:list-item>
            <text:list-item>
              <text:p text:style-name="P11"><text:span text:style-name="T8">Integer</text:span><text:span text:style-name="T7"> | </text:span><text:span text:style-name="T8">Doble → String</text:span><text:span text:style-name="T7"> ⇒ Error(4)</text:span></text:p>
            </text:list-item>
            <text:list-item>
              <text:p text:style-name="P11"><text:span text:style-name="T8">String</text:span><text:span text:style-name="T7"> </text:span><text:span text:style-name="T8">→ Integer</text:span><text:span text:style-name="T7"> | </text:span><text:span text:style-name="T8">Doble</text:span><text:span text:style-name="T7"> ⇒ Error(4)</text:span></text:p>
            </text:list-item>
          </text:list>
        </text:list-item>
      </text:list>
      <text:p text:style-name="P12"/>
      <text:p text:style-name="P16"><text:bookmark text:name="_6qysj8ivoik4"/>Arithmetic, strings and relational operators</text:p>
      <text:p text:style-name="P5"/>
      <text:p text:style-name="P1"><text:span text:style-name="T15">Function for parese &lt;param&gt;</text:span></text:p>
      <text:p text:style-name="P5"/>
      <text:p text:style-name="P1"><text:span text:style-name="T15">// <text:s/>@function <text:tab/>__parseParam</text:span></text:p>
      <text:p text:style-name="P1"><text:span text:style-name="T15">// <text:s/>@param<text:tab/>&amp;tag -&gt; přístup ke scanteru</text:span></text:p>
      <text:p text:style-name="P1"><text:span text:style-name="T15">// <text:s/>@param<text:tab/>multiple == 0 </text:span></text:p>
      <text:p text:style-name="P1"><text:span text:style-name="T15">__parseParam(&amp;tag, multiple = 0) {}</text:span></text:p>
      <text:p text:style-name="P5"/>
      <text:p text:style-name="P5"/>
      <text:p text:style-name="P5"><text:soft-page-break/></text:p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c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c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 fo:font-weight="bold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77" meta:word-count="289" meta:character-count="2042" meta:non-whitespace-character-count="1595"/>
    <meta:generator>LibreOfficeDev/5.1.0.3$Linux_X86_64 LibreOffice_project/</meta:generator>
  </office:meta>
</office:document-meta>
</file>